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1. Basics</text:p>
            <text:p/>
            <text:p/>
            <text:p/>
            <text:p/>
            <text:p>Version: 0.0.3, Date: 2016-10-2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nalogReadSerial</text:p>
              </text:list-item>
              <text:list-item>
                <text:p>BareMinimum</text:p>
              </text:list-item>
              <text:list-item>
                <text:p>Blink</text:p>
              </text:list-item>
              <text:list-item>
                <text:p>BlinkToggle</text:p>
              </text:list-item>
              <text:list-item>
                <text:p>BlinkRTTDelay</text:p>
              </text:list-item>
              <text:list-item>
                <text:p>BlinkWatchdogDelay</text:p>
              </text:list-item>
              <text:list-item>
                <text:p>DigitalReadSerial</text:p>
              </text:list-item>
              <text:list-item>
                <text:p>Fade</text:p>
              </text:list-item>
              <text:list-item>
                <text:p>VoltageReadS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ogRead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connected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sensor &lt;&lt; endl; <text:s text:c="13"/>// Print analog pin reading</text:span></text:p>
            <text:p text:style-name="P2"><text:span text:style-name="T1"><text:s text:c="2"/></text:span><text:span text:style-name="T1">delay(100); <text:s text:c="24"/>// Delay 1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Serial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xplicit include of components used in the sketch.</text:p>
              </text:list-item>
              <text:list-item>
                <text:p>Pins are symbols e.g. Board::A0. <text:s/></text:p>
              </text:list-item>
              <text:list-item>
                <text:p>Component initialization in setup(). </text:p>
              </text:list-item>
              <text:list-item>
                <text:p>IOStream print with operator &lt;&lt; and endl.</text:p>
              </text:list-item>
              <text:list-item>
                <text:p>Default busy-wait delay().</text:p>
              </text:list-item>
              <text:list-item>
                <text:p>Including and initiating the Watchdog will allow low-power sleep mode during delay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reMinimum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reMinimum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mething missing?</text:p>
              </text:list-item>
              <text:list-item>
                <text:p>Cosa has a default setup() and loop() function. The sketch can skip one or bo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off(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is sketch does not need a setup().</text:p>
              </text:list-item>
              <text:list-item>
                <text:p>Pin initialization is done by the constructor.</text:p>
              </text:list-item>
              <text:list-item>
                <text:p>The OutputPin class allow several methods of accessing:</text:p>
                <text:list>
                  <text:list-item>
                    <text:p><text:span text:style-name="T2">Pin.on(), Pin.off()</text:span></text:p>
                  </text:list-item>
                  <text:list-item>
                    <text:p><text:span text:style-name="T2">Pin.set(), Pin.clear()</text:span></text:p>
                  </text:list-item>
                  <text:list-item>
                    <text:p><text:span text:style-name="T2">Pin.toggle()</text:span></text:p>
                  </text:list-item>
                  <text:list-item>
                    <text:p><text:span text:style-name="T2">Pin = valu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RTT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>#include “Cosa/RTT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 <text:s text:c="22"/>// Start Real-Time Timer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Toggl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toggle(); <text:s text:c="22"/>// Change LED state </text:span></text:p>
            <text:p text:style-name="P2"><text:span text:style-name="T1"><text:s text:c="2"/></text:span><text:span text:style-name="T1">delay(1000); <text:s text:c="23"/>// Every second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Watchdog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>#include “Cosa/Watchdog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Watchdog::begin(); <text:s text:c="17"/>// Start Watchdog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gitalRead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InputPin.hh” <text:s text:c="10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InputPin button(Board::D2); <text:s text:c="10"/>// Input Pin Instance for D2</text:span></text:p>
            <text:p text:style-name="P2"><text:span text:style-name="T1">IOStream ios(&amp;uart); <text:s text:c="17"/>// IOStream Instance connected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button &lt;&lt; endl; <text:s text:c="13"/>// Print digital pin reading</text:span></text:p>
            <text:p text:style-name="P2"><text:span text:style-name="T1"><text:s text:c="2"/></text:span><text:span text:style-name="T1">delay(100); <text:s text:c="24"/>// Delay 100 ms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d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PWMPin.hh" <text:s text:c="12"/>// Explicit include header files</text:span></text:p>
            <text:p text:style-name="P2"><text:span text:style-name="T1"/></text:p>
            <text:p text:style-name="P2"><text:span text:style-name="T1">PWMPin led(Board::PWM3); <text:s text:c="13"/>// PWM Pin Instance on PWM3/D9</text:span></text:p>
            <text:p text:style-name="P2"><text:span text:style-name="T1">int brightness = 0; <text:s text:c="18"/>// Current brightness level</text:span></text:p>
            <text:p text:style-name="P2"><text:span text:style-name="T1">int fadeAmount = 5; <text:s text:c="18"/>// Brightness adjust amount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led.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rightness;</text:span></text:p>
            <text:p text:style-name="P2"><text:span text:style-name="T1"><text:s text:c="2"/></text:span><text:span text:style-name="T1">brightness += fadeAmount;</text:span></text:p>
            <text:p text:style-name="P2"><text:span text:style-name="T1"><text:s text:c="2"/></text:span><text:span text:style-name="T1">if (brightness &lt;= 0 || brightness &gt;= 255)</text:span></text:p>
            <text:p text:style-name="P2"><text:span text:style-name="T1"><text:s text:c="4"/></text:span><text:span text:style-name="T1">fadeAmount = -fadeAmount;</text:span></text:p>
            <text:p text:style-name="P2"><text:span text:style-name="T1"><text:s text:c="2"/></text:span><text:span text:style-name="T1">delay(1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ltageReadSerial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connected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float voltage = sensor * (5.0 / 1023.0);</text:span></text:p>
            <text:p text:style-name="P2"><text:span text:style-name="T1"><text:s text:c="2"/></text:span><text:span text:style-name="T1">ios &lt;&lt; voltage &lt;&lt; endl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1T23:03:45.331851097</dc:date>
    <meta:editing-duration>PT22M7S</meta:editing-duration>
    <meta:editing-cycles>7</meta:editing-cycles>
    <meta:generator>LibreOffice/5.1.4.2$Linux_x86 LibreOffice_project/10m0$Build-2</meta:generator>
    <meta:document-statistic meta:object-count="77"/>
  </office:meta>
</office:document-meta>
</file>